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ontello" svg:font-family="fontello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2.002cm" table:align="margins"/>
    </style:style>
    <style:style style:name="Tableau1.A" style:family="table-column">
      <style:table-column-properties style:column-width="12.002cm" style:rel-column-width="65535*"/>
    </style:style>
    <style:style style:name="Tableau1.A1" style:family="table-cell">
      <style:table-cell-properties fo:background-color="transparent" fo:padding="0.097cm" fo:border-left="none" fo:border-right="none" fo:border-top="none" fo:border-bottom="0.5pt solid #808080">
        <style:background-image/>
      </style:table-cell-properties>
    </style:style>
    <style:style style:name="Tableau2" style:family="table">
      <style:table-properties style:width="12.002cm" table:align="margins"/>
    </style:style>
    <style:style style:name="Tableau2.A" style:family="table-column">
      <style:table-column-properties style:column-width="12.002cm" style:rel-column-width="65535*"/>
    </style:style>
    <style:style style:name="Tableau2.A1" style:family="table-cell">
      <style:table-cell-properties fo:padding="0.097cm" fo:border-left="none" fo:border-right="none" fo:border-top="none" fo:border-bottom="1pt solid #808080"/>
    </style:style>
    <style:style style:name="Tableau3" style:family="table">
      <style:table-properties style:width="12.002cm" table:align="margins"/>
    </style:style>
    <style:style style:name="Tableau3.A" style:family="table-column">
      <style:table-column-properties style:column-width="12.002cm" style:rel-column-width="65535*"/>
    </style:style>
    <style:style style:name="Tableau3.A1" style:family="table-cell">
      <style:table-cell-properties fo:padding="0.097cm" fo:border-left="none" fo:border-right="none" fo:border-top="none" fo:border-bottom="1pt solid #808080"/>
    </style:style>
    <style:style style:name="P1" style:family="paragraph" style:parent-style-name="Header">
      <style:text-properties fo:color="#ffffff" loext:opacity="100%" style:font-name="Century Gothic" fo:font-size="28pt" fo:font-weight="bold" officeooo:rsid="001dc339" officeooo:paragraph-rsid="001dc339" style:font-size-asian="28pt" style:font-weight-asian="bold" style:font-size-complex="28pt" style:font-weight-complex="bold"/>
    </style:style>
    <style:style style:name="P2" style:family="paragraph" style:parent-style-name="Header">
      <style:text-properties fo:color="#ffffff" loext:opacity="100%" style:font-name="Century Gothic" fo:font-size="18pt" fo:font-weight="normal" officeooo:rsid="001dc339" officeooo:paragraph-rsid="001dc339" style:font-size-asian="18pt" style:font-weight-asian="normal" style:font-size-complex="18pt" style:font-weight-complex="normal"/>
    </style:style>
    <style:style style:name="P3" style:family="paragraph" style:parent-style-name="Header">
      <style:text-properties fo:color="#ffffff" loext:opacity="100%" style:font-name="Century Gothic" fo:font-size="12pt" fo:font-weight="normal" officeooo:rsid="001dc339" officeooo:paragraph-rsid="00231bf6" style:font-size-asian="10.5pt" style:font-weight-asian="normal" style:font-size-complex="12pt" style:font-weight-complex="normal"/>
    </style:style>
    <style:style style:name="P4" style:family="paragraph" style:parent-style-name="Header">
      <style:text-properties officeooo:paragraph-rsid="00231bf6"/>
    </style:style>
    <style:style style:name="P5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14pt" fo:font-weight="normal" officeooo:rsid="00172783" officeooo:paragraph-rsid="0017278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11pt" fo:font-weight="normal" officeooo:rsid="00172783" officeooo:paragraph-rsid="00172783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6pt" fo:font-weight="normal" officeooo:rsid="00172783" officeooo:paragraph-rsid="00172783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6pt" style:text-underline-style="none" fo:font-weight="normal" officeooo:rsid="0018d62f" officeooo:paragraph-rsid="0018d62f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text-line-through-style="none" style:text-line-through-type="none" style:font-name="Century Gothic" fo:font-size="6pt" style:text-underline-style="none" fo:font-weight="normal" officeooo:rsid="0018d62f" officeooo:paragraph-rsid="0018d62f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Century Gothic" fo:font-size="14pt" fo:font-weight="bold" officeooo:rsid="00183e60" officeooo:paragraph-rsid="0039945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Century Gothic" fo:font-size="14pt" fo:font-weight="normal" officeooo:rsid="00172783" officeooo:paragraph-rsid="0017278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Century Gothic" fo:font-size="14pt" style:text-underline-style="none" fo:font-weight="normal" officeooo:rsid="0018d62f" officeooo:paragraph-rsid="0018d62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Century Gothic" fo:font-size="10pt" fo:font-weight="normal" officeooo:rsid="0018d62f" officeooo:paragraph-rsid="0018d62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Century Gothic" fo:font-size="10pt" fo:font-weight="normal" officeooo:rsid="0018d62f" officeooo:paragraph-rsid="001a02e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3465a4" loext:opacity="100%" style:font-name="Century Gothic" fo:font-size="10pt" fo:font-weight="normal" officeooo:rsid="00172783" officeooo:paragraph-rsid="0017278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3465a4" loext:opacity="100%" style:font-name="Century Gothic" fo:font-size="10pt" fo:font-weight="normal" officeooo:rsid="00172783" officeooo:paragraph-rsid="00172783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3465a4" loext:opacity="100%" style:font-name="Century Gothic" fo:font-size="6pt" fo:font-weight="normal" officeooo:rsid="00172783" officeooo:paragraph-rsid="00172783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231bf6" officeooo:paragraph-rsid="002a4a4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231bf6" officeooo:paragraph-rsid="0029c010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6pt" fo:font-weight="normal" officeooo:rsid="001c8214" officeooo:paragraph-rsid="002a4a4a" style:font-size-asian="5.25pt" style:font-weight-asian="normal" style:font-size-complex="6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6pt" fo:font-weight="normal" officeooo:rsid="00449899" officeooo:paragraph-rsid="00449899" style:font-size-asian="5.25pt" style:font-weight-asian="normal" style:font-size-complex="6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6pt" fo:font-weight="normal" officeooo:rsid="00427d61" officeooo:paragraph-rsid="00427d61" style:font-size-asian="5.25pt" style:font-weight-asian="normal" style:font-size-complex="6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6pt" fo:font-weight="bold" officeooo:rsid="001c3c26" officeooo:paragraph-rsid="00231bf6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6pt" fo:font-weight="bold" officeooo:rsid="001c8214" officeooo:paragraph-rsid="002a4a4a" style:font-size-asian="5.25pt" style:font-weight-asian="bold" style:font-size-complex="6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6pt" fo:font-weight="bold" officeooo:rsid="001c8214" officeooo:paragraph-rsid="0029c010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4pt" fo:font-weight="bold" officeooo:rsid="001c3c26" officeooo:paragraph-rsid="00231bf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officeooo:paragraph-rsid="002a4a4a"/>
    </style:style>
    <style:style style:name="P28" style:family="paragraph" style:parent-style-name="Standard">
      <style:paragraph-properties fo:line-height="100%" fo:text-align="start" style:justify-single-word="false"/>
      <style:text-properties officeooo:paragraph-rsid="0029c010"/>
    </style:style>
    <style:style style:name="P29" style:family="paragraph" style:parent-style-name="Standard">
      <style:paragraph-properties fo:line-height="100%" fo:text-align="start" style:justify-single-word="false"/>
      <style:text-properties style:text-line-through-style="none" style:text-line-through-type="none" style:font-name="Century Gothic" fo:font-size="14pt" style:text-underline-style="none" fo:font-weight="normal" officeooo:rsid="0018d62f" officeooo:paragraph-rsid="0018d62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color="#808080" loext:opacity="100%" style:font-name="Century Gothic" fo:font-size="6pt" fo:font-weight="normal" officeooo:rsid="002aa12c" officeooo:paragraph-rsid="00172783" style:font-size-asian="5.25pt" style:font-weight-asian="normal" style:font-size-complex="6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fo:color="#808080" loext:opacity="100%" style:font-name="Century Gothic" fo:font-size="6pt" fo:font-weight="normal" officeooo:rsid="00427d61" officeooo:paragraph-rsid="00172783" style:font-size-asian="5.25pt" style:font-weight-asian="normal" style:font-size-complex="6pt" style:font-weight-complex="normal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1pt" fo:font-weight="normal" officeooo:rsid="00160b2c" officeooo:paragraph-rsid="00160b2c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1pt" fo:font-weight="normal" officeooo:rsid="00160b2c" officeooo:paragraph-rsid="00172783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4pt" fo:font-weight="normal" officeooo:rsid="00160b2c" officeooo:paragraph-rsid="002aa12c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4pt" fo:font-weight="normal" officeooo:rsid="00160b2c" officeooo:paragraph-rsid="002aa12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6pt" fo:font-weight="normal" officeooo:rsid="00160b2c" officeooo:paragraph-rsid="00160b2c" style:font-size-asian="5.25pt" style:font-weight-asian="normal" style:font-size-complex="6pt" style:font-weight-complex="normal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6pt" fo:font-weight="normal" officeooo:rsid="00160b2c" officeooo:paragraph-rsid="00172783" style:font-size-asian="5.25pt" style:font-weight-asian="normal" style:font-size-complex="6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Century Gothic" fo:font-size="6pt" fo:font-weight="normal" officeooo:rsid="00160b2c" officeooo:paragraph-rsid="00172783" style:font-size-asian="5.25pt" style:font-weight-asian="normal" style:font-size-complex="6pt" style:font-weight-complex="normal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465a4" loext:opacity="100%"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60b2c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3465a4" loext:opacity="100%"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3465a4" loext:opacity="100%"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3465a4" loext:opacity="100%" style:font-name="Century Gothic" fo:font-size="6pt" fo:font-weight="normal" officeooo:rsid="00160b2c" officeooo:paragraph-rsid="00160b2c" style:font-size-asian="5.25pt" style:font-weight-asian="normal" style:font-size-complex="6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Century Gothic" fo:font-size="11pt" fo:font-weight="normal" officeooo:rsid="00160b2c" officeooo:paragraph-rsid="0017278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3f5ca0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3465a4" loext:opacity="100%" style:font-name="Century Gothic" fo:font-size="10pt" fo:font-weight="normal" officeooo:rsid="00172783" officeooo:paragraph-rsid="00172783" style:font-size-asian="8.75pt" style:font-weight-asian="normal" style:font-size-complex="10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entury Gothic" fo:font-size="14pt" style:text-underline-style="none" fo:font-weight="bold" officeooo:rsid="001af4fe" officeooo:paragraph-rsid="00399454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entury Gothic" fo:font-size="6pt" fo:language="zxx" fo:country="none" style:text-underline-style="solid" style:text-underline-width="auto" style:text-underline-color="font-color" fo:font-weight="normal" officeooo:rsid="00497d99" officeooo:paragraph-rsid="00497d99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P49" style:family="paragraph" style:parent-style-name="Standard" style:list-style-name="L1">
      <style:paragraph-properties fo:line-height="100%" fo:text-align="start" style:justify-single-word="false"/>
      <style:text-properties officeooo:paragraph-rsid="002a4a4a"/>
    </style:style>
    <style:style style:name="P50" style:family="paragraph" style:parent-style-name="Standard" style:list-style-name="L1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1c8214" officeooo:paragraph-rsid="002a4a4a" style:font-size-asian="11pt" style:font-weight-asian="normal" style:font-size-complex="11pt" style:font-weight-complex="normal"/>
    </style:style>
    <style:style style:name="P51" style:family="paragraph" style:parent-style-name="Standard" style:list-style-name="L4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1c8214" officeooo:paragraph-rsid="0029c010" style:font-size-asian="11pt" style:font-weight-asian="normal" style:font-size-complex="11pt" style:font-weight-complex="normal"/>
    </style:style>
    <style:style style:name="P52" style:family="paragraph" style:parent-style-name="Standard" style:list-style-name="L2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1c3c26" officeooo:paragraph-rsid="00427d61" style:font-size-asian="11pt" style:font-weight-asian="normal" style:font-size-complex="11pt" style:font-weight-complex="normal"/>
    </style:style>
    <style:style style:name="P53" style:family="paragraph" style:parent-style-name="Standard" style:list-style-name="L2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427d61" officeooo:paragraph-rsid="00427d61" style:font-size-asian="11pt" style:font-weight-asian="normal" style:font-size-complex="11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449899" officeooo:paragraph-rsid="00449899" style:font-size-asian="11pt" style:font-weight-asian="normal" style:font-size-complex="11pt" style:font-weight-complex="normal"/>
    </style:style>
    <style:style style:name="P55" style:family="paragraph">
      <loext:graphic-properties draw:fill-color="#2b333c"/>
    </style:style>
    <style:style style:name="P56" style:family="paragraph">
      <loext:graphic-properties draw:fill-color="#bfdaf0"/>
    </style:style>
    <style:style style:name="T1" style:family="text">
      <style:text-properties officeooo:rsid="00415b1b"/>
    </style:style>
    <style:style style:name="T2" style:family="text">
      <style:text-properties officeooo:rsid="00377311"/>
    </style:style>
    <style:style style:name="T3" style:family="text">
      <style:text-properties officeooo:rsid="00468323"/>
    </style:style>
    <style:style style:name="T4" style:family="text">
      <style:text-properties style:font-name="fontello" officeooo:rsid="00231bf6" style:font-name-asian="fontello" style:font-size-asian="12pt" style:font-name-complex="fontello"/>
    </style:style>
    <style:style style:name="T5" style:family="text">
      <style:text-properties style:font-name="fontello" fo:font-weight="normal" officeooo:rsid="00231bf6" style:font-name-asian="fontello" style:font-weight-asian="normal" style:font-name-complex="fontello" style:font-weight-complex="normal"/>
    </style:style>
    <style:style style:name="T6" style:family="text">
      <style:text-properties style:font-name="fontello" fo:font-size="12pt" fo:font-weight="normal" officeooo:rsid="00231bf6" style:font-name-asian="fontello" style:font-size-asian="10.5pt" style:font-weight-asian="normal" style:font-name-complex="fontello" style:font-size-complex="12pt" style:font-weight-complex="normal"/>
    </style:style>
    <style:style style:name="T7" style:family="text">
      <style:text-properties style:font-name="fontello" fo:font-size="16pt" fo:font-weight="normal" officeooo:rsid="00231bf6" style:font-name-asian="fontello" style:font-size-asian="16pt" style:font-weight-asian="normal" style:font-name-complex="fontello" style:font-size-complex="16pt" style:font-weight-complex="normal"/>
    </style:style>
    <style:style style:name="T8" style:family="text">
      <style:text-properties fo:color="#c9211e" loext:opacity="100%" style:font-name="fontello" officeooo:rsid="00231bf6" style:font-name-asian="fontello" style:font-size-asian="12pt" style:font-name-complex="fontello"/>
    </style:style>
    <style:style style:name="T9" style:family="text">
      <style:text-properties fo:color="#c9211e" loext:opacity="100%" style:font-name="Century Gothic" officeooo:rsid="0032abb4" style:font-name-asian="fontello" style:font-size-asian="12pt" style:font-name-complex="fontello"/>
    </style:style>
    <style:style style:name="T10" style:family="text">
      <style:text-properties style:font-name="Century Gothic"/>
    </style:style>
    <style:style style:name="T11" style:family="text">
      <style:text-properties style:font-name="Century Gothic" officeooo:rsid="0032abb4" style:font-name-asian="fontello" style:font-size-asian="12pt" style:font-name-complex="fontello"/>
    </style:style>
    <style:style style:name="T12" style:family="text">
      <style:text-properties style:font-name="Century Gothic" fo:font-size="14pt" fo:font-weight="normal" officeooo:rsid="00160b2c" style:font-size-asian="12.25pt" style:font-weight-asian="normal" style:font-size-complex="14pt" style:font-weight-complex="normal"/>
    </style:style>
    <style:style style:name="T13" style:family="text">
      <style:text-properties style:font-name="Century Gothic" fo:font-size="14pt" fo:font-weight="normal" officeooo:rsid="00415b1b" style:font-size-asian="12.25pt" style:font-weight-asian="normal" style:font-size-complex="14pt" style:font-weight-complex="normal"/>
    </style:style>
    <style:style style:name="T14" style:family="text">
      <style:text-properties style:font-name="Century Gothic" fo:font-size="10pt" fo:font-weight="normal" officeooo:rsid="00160b2c" style:font-size-asian="10pt" style:font-weight-asian="normal" style:font-size-complex="10pt" style:font-weight-complex="normal"/>
    </style:style>
    <style:style style:name="T15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2pt" style:font-weight-asian="normal" style:font-name-complex="fontello" style:font-size-complex="12pt" style:font-weight-complex="normal"/>
    </style:style>
    <style:style style:name="T16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0.5pt" style:font-weight-asian="normal" style:font-name-complex="fontello" style:font-size-complex="12pt" style:font-weight-complex="normal"/>
    </style:style>
    <style:style style:name="T17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1dc339" style:font-size-asian="10.5pt" style:font-weight-asian="normal" style:font-size-complex="12pt" style:font-weight-complex="normal"/>
    </style:style>
    <style:style style:name="T18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25ab06" style:font-size-asian="10.5pt" style:font-weight-asian="normal" style:font-size-complex="12pt" style:font-weight-complex="normal"/>
    </style:style>
    <style:style style:name="T19" style:family="text">
      <style:text-properties fo:color="#ffffff" loext:opacity="100%" style:font-name="Century Gothic" fo:font-size="12pt" style:text-underline-style="none" fo:font-weight="normal" officeooo:rsid="001dc339" style:font-size-asian="12pt" style:font-weight-asian="normal" style:font-size-complex="12pt" style:font-weight-complex="normal"/>
    </style:style>
    <style:style style:name="T20" style:family="text">
      <style:text-properties fo:color="#ffffff" loext:opacity="100%" style:font-name="Century Gothic" fo:font-size="12pt" style:text-underline-style="none" fo:font-weight="normal" officeooo:rsid="001dc339" style:font-size-asian="10.5pt" style:font-weight-asian="normal" style:font-size-complex="12pt" style:font-weight-complex="normal"/>
    </style:style>
    <style:style style:name="T21" style:family="text">
      <style:text-properties fo:color="#ffffff" loext:opacity="100%" style:font-name="Century Gothic" fo:font-size="12pt" fo:font-style="normal" style:text-underline-style="none" fo:font-weight="normal" officeooo:rsid="002ae11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ffffff" loext:opacity="100%" style:font-name="Century Gothic" fo:font-size="12pt" fo:font-style="normal" style:text-underline-style="none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ffffff" loext:opacity="100%" style:font-name="Century Gothic" fo:font-size="12pt" fo:font-style="normal" style:text-underline-style="solid" style:text-underline-width="auto" style:text-underline-color="font-color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160b2c"/>
    </style:style>
    <style:style style:name="T25" style:family="text">
      <style:text-properties fo:color="#808080" loext:opacity="100%" style:font-name="Century Gothic" fo:font-size="10pt" fo:font-weight="normal" officeooo:rsid="00415b1b" style:font-size-asian="10pt" style:font-weight-asian="normal" style:font-size-complex="10pt" style:font-weight-complex="normal"/>
    </style:style>
    <style:style style:name="T26" style:family="text">
      <style:text-properties fo:color="#808080" loext:opacity="100%" fo:font-size="10pt" style:font-size-asian="10pt" style:font-size-complex="10pt"/>
    </style:style>
    <style:style style:name="T27" style:family="text">
      <style:text-properties fo:color="#808080" loext:opacity="100%" fo:font-size="10pt" officeooo:rsid="00160b2c" style:font-size-asian="10pt" style:font-size-complex="10pt"/>
    </style:style>
    <style:style style:name="T28" style:family="text">
      <style:text-properties fo:color="#808080" loext:opacity="100%" fo:font-size="10pt" officeooo:rsid="002aa12c" style:font-size-asian="10pt" style:font-size-complex="10pt"/>
    </style:style>
    <style:style style:name="T29" style:family="text">
      <style:text-properties fo:color="#808080" loext:opacity="100%" fo:font-size="10pt" officeooo:rsid="00427d61" style:font-size-asian="10pt" style:font-size-complex="10pt"/>
    </style:style>
    <style:style style:name="T30" style:family="text">
      <style:text-properties officeooo:rsid="00172783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72783" style:font-weight-asian="bold" style:font-weight-complex="bold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officeooo:rsid="00172783"/>
    </style:style>
    <style:style style:name="T36" style:family="text">
      <style:text-properties fo:color="#000000" loext:opacity="100%" style:font-name="fontello" fo:font-weight="normal" officeooo:rsid="00231bf6" style:font-name-asian="fontello" style:font-weight-asian="normal" style:font-name-complex="fontello" style:font-weight-complex="normal"/>
    </style:style>
    <style:style style:name="T37" style:family="text">
      <style:text-properties fo:color="#000000" loext:opacity="100%" style:font-name="Century Gothic" fo:font-size="11pt" fo:language="zxx" fo:country="none" style:text-underline-style="solid" style:text-underline-width="auto" style:text-underline-color="font-color" fo:font-weight="normal" officeooo:rsid="003f5ca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8" style:family="text">
      <style:text-properties fo:color="#000000" loext:opacity="100%" fo:font-size="11pt" style:font-size-asian="11pt" style:font-size-complex="11pt"/>
    </style:style>
    <style:style style:name="T39" style:family="text">
      <style:text-properties officeooo:rsid="001a02e8"/>
    </style:style>
    <style:style style:name="T40" style:family="text">
      <style:text-properties officeooo:rsid="00231bf6"/>
    </style:style>
    <style:style style:name="T41" style:family="text">
      <style:text-properties fo:color="#3465a4" loext:opacity="100%" style:font-name="fontello" fo:font-size="16pt" fo:font-weight="normal" officeooo:rsid="00231bf6" style:font-name-asian="fontello" style:font-size-asian="16pt" style:font-weight-asian="normal" style:font-name-complex="fontello" style:font-size-complex="16pt" style:font-weight-complex="normal"/>
    </style:style>
    <style:style style:name="T42" style:family="text">
      <style:text-properties fo:color="#3465a4" loext:opacity="100%" style:font-name="fontello" fo:font-weight="normal" officeooo:rsid="00231bf6" style:font-name-asian="fontello" style:font-weight-asian="normal" style:font-name-complex="fontello" style:font-weight-complex="normal"/>
    </style:style>
    <style:style style:name="T43" style:family="text">
      <style:text-properties fo:color="#323232" loext:opacity="100%" style:font-name="Century Gothic" fo:font-size="11pt" fo:font-weight="normal" officeooo:rsid="001c8214" style:font-size-asian="11pt" style:font-weight-asian="normal" style:font-size-complex="11pt" style:font-weight-complex="normal"/>
    </style:style>
    <style:style style:name="T44" style:family="text">
      <style:text-properties fo:color="#323232" loext:opacity="100%" style:font-name="Century Gothic" fo:font-size="11pt" fo:font-weight="normal" officeooo:rsid="002a4a4a" style:font-size-asian="11pt" style:font-weight-asian="normal" style:font-size-complex="11pt" style:font-weight-complex="normal"/>
    </style:style>
    <style:style style:name="T45" style:family="text">
      <style:text-properties fo:color="#323232" loext:opacity="100%" style:font-name="Century Gothic" fo:font-size="11pt" fo:font-weight="normal" officeooo:rsid="003c794c" style:font-size-asian="11pt" style:font-weight-asian="normal" style:font-size-complex="11pt" style:font-weight-complex="normal"/>
    </style:style>
    <style:style style:name="T46" style:family="text">
      <style:text-properties fo:color="#323232" loext:opacity="100%" style:font-name="Century Gothic" fo:font-size="14pt" fo:font-weight="bold" officeooo:rsid="001c8214" style:font-size-asian="14pt" style:font-weight-asian="bold" style:font-size-complex="14pt" style:font-weight-complex="bold"/>
    </style:style>
    <style:style style:name="T47" style:family="text">
      <style:text-properties fo:color="#323232" loext:opacity="100%" style:font-name="fontello" fo:font-size="14pt" fo:font-weight="normal" officeooo:rsid="00231bf6" style:font-name-asian="fontello" style:font-size-asian="14pt" style:font-weight-asian="normal" style:font-name-complex="fontello" style:font-size-complex="14pt" style:font-weight-complex="normal"/>
    </style:style>
    <style:style style:name="T48" style:family="text">
      <style:text-properties fo:color="#323232" loext:opacity="100%" style:font-name="fontello" fo:font-size="16pt" fo:font-weight="normal" officeooo:rsid="00231bf6" style:font-name-asian="fontello" style:font-size-asian="16pt" style:font-weight-asian="normal" style:font-name-complex="fontello" style:font-size-complex="16pt" style:font-weight-complex="normal"/>
    </style:style>
    <style:style style:name="T49" style:family="text">
      <style:text-properties officeooo:rsid="003ca45c"/>
    </style:style>
    <style:style style:name="T50" style:family="text">
      <style:text-properties officeooo:rsid="003dd4fb"/>
    </style:style>
    <style:style style:name="T51" style:family="text">
      <style:text-properties officeooo:rsid="00427d61"/>
    </style:style>
    <style:style style:name="T52" style:family="text">
      <style:text-properties officeooo:rsid="00449899"/>
    </style:style>
    <style:style style:name="T53" style:family="text">
      <style:text-properties officeooo:rsid="004e8d8b"/>
    </style:style>
    <style:style style:name="T54" style:family="text">
      <style:text-properties officeooo:rsid="00501955"/>
    </style:style>
    <style:style style:name="Sect1" style:family="section">
      <style:section-properties text:dont-balance-text-columns="false" style:editable="false">
        <style:columns fo:column-count="2">
          <style:column style:rel-width="6662*" fo:start-indent="0cm" fo:end-indent="0.249cm"/>
          <style:column style:rel-width="411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23232" draw:fill-color="#2b333c" draw:textarea-horizontal-align="justify" draw:textarea-vertical-align="middle" draw:auto-grow-height="false" fo:min-height="4.001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ffffff" draw:fill-color="#bfdaf0" draw:textarea-horizontal-align="justify" draw:textarea-vertical-align="middle" draw:auto-grow-height="false" fo:min-height="29.7cm" fo:min-width="7.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Forme2" draw:style-name="gr1" draw:text-style-name="P55" svg:width="21.002cm" svg:height="4.001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0" draw:name="Forme1" draw:style-name="gr2" draw:text-style-name="P56" svg:width="7.501cm" svg:height="29.701cm" svg:x="13.499cm" svg:y="0cm">
        <text:p/>
        <draw:enhanced-geometry svg:viewBox="0 0 21600 21600" draw:type="rectangle" draw:enhanced-path="M 0 0 L 21600 0 21600 21600 0 21600 0 0 Z N"/>
      </draw:custom-shape>
      <table:table table:name="Tableau1" table:style-name="Tableau1">
        <table:table-column table:style-name="Tableau1.A"/>
        <table:table-row table:style-name="TableLine94060654879536">
          <table:table-cell table:style-name="Tableau1.A1" office:value-type="string">
            <text:p text:style-name="P47"><text:span text:style-name="T41"></text:span><text:span text:style-name="T5"> </text:span>EXPÉRIENCES PROFESSIONNELLE</text:p>
          </table:table-cell>
        </table:table-row>
      </table:table>
      <text:p text:style-name="P43"/>
      <text:p text:style-name="P42"><text:span text:style-name="T1">Novembre</text:span> 202<text:span text:style-name="T1">2</text:span> - <text:span text:style-name="T1">en cours</text:span></text:p>
      <text:p text:style-name="P40"><text:span text:style-name="T12">Développeur </text:span><text:span text:style-name="T13">F</text:span><text:span text:style-name="T12">rontend - Shaple</text:span><text:span text:style-name="T14"> </text:span><text:span text:style-name="T25">Lyon (remote)</text:span></text:p>
      <text:p text:style-name="P32">Développement de l'outil "Backupta" (gestion de sauvegarde de configurations Okta)</text:p>
      <text:p text:style-name="P36"/>
      <text:p text:style-name="P41">Octobre 2019 - Avril 2020</text:p>
      <text:p text:style-name="P34">Assistant de projet<text:span text:style-name="T33"> </text:span><text:span text:style-name="T26">Robert Gordon University, </text:span><text:span text:style-name="T28">Aberdeen (UK)</text:span></text:p>
      <text:p text:style-name="P32">Développement d'une application mobile au sein d’une</text:p>
      <text:p text:style-name="P33">équipe </text:p>
      <text:p text:style-name="P33"><text:span text:style-name="T32">Technologies :</text:span><text:span text:style-name="T30"> </text:span>React-<text:span text:style-name="T49">n</text:span>ative, MongoDB et React.js</text:p>
      <text:p text:style-name="P37"/>
      <text:p text:style-name="P39">Avril - Juin 2019</text:p>
      <text:p text:style-name="P35">Stage en entreprise<text:span text:style-name="T33"> </text:span><text:span text:style-name="T26">Robert Gordon University, </text:span><text:span text:style-name="T28">Aberdeen (UK)</text:span></text:p>
      <text:p text:style-name="P32">Gestion de projet et développement d’applications</text:p>
      <text:p text:style-name="P33">mobile </text:p>
      <text:p text:style-name="P44"><text:span text:style-name="T32">Technologies :</text:span> React-<text:span text:style-name="T49">n</text:span>ative, <text:span text:style-name="T50">Expo</text:span></text:p>
      <text:p text:style-name="P38"/>
      <table:table table:name="Tableau2" table:style-name="Tableau2">
        <table:table-column table:style-name="Tableau2.A"/>
        <table:table-row table:style-name="TableLine94060655006224">
          <table:table-cell table:style-name="Tableau2.A1" office:value-type="string">
            <text:p text:style-name="P10"><text:span text:style-name="T41"></text:span><text:span text:style-name="T36"> </text:span><text:span text:style-name="T34">FO</text:span>RMATION</text:p>
          </table:table-cell>
        </table:table-row>
      </table:table>
      <text:p text:style-name="P17"/>
      <text:p text:style-name="P16">2019 - 2020</text:p>
      <text:p text:style-name="P11">Bachelor of Computer science<text:span text:style-name="T33"> </text:span><text:span text:style-name="T27">Robert Gordon University, </text:span><text:span text:style-name="T28">Aberdeen (UK)</text:span></text:p>
      <text:p text:style-name="P30"/>
      <text:p text:style-name="P46"><text:span text:style-name="T24">2</text:span>017 - 2019</text:p>
      <text:p text:style-name="P5">DUT Informatique<text:span text:style-name="T33"> </text:span><text:span text:style-name="T26">IUT de Clermont-Ferrand </text:span><text:span text:style-name="T29">(63)</text:span></text:p>
      <text:p text:style-name="P31"/>
      <text:p text:style-name="P15">2016 - 2017</text:p>
      <text:p text:style-name="P5">Baccalauréat Scientifique<text:span text:style-name="T33"> </text:span><text:span text:style-name="T26">Lycée Pierre - Caraminot, Égletons (19)</text:span></text:p>
      <text:p text:style-name="P6">Option Sciences de l’Ingénieur, spécialité Informatique</text:p>
      <text:p text:style-name="P6">et Sciences du Numérique. Mention assez bien</text:p>
      <text:p text:style-name="P7"/>
      <table:table table:name="Tableau3" table:style-name="Tableau3">
        <table:table-column table:style-name="Tableau3.A"/>
        <table:table-row table:style-name="TableLine94060653866992">
          <table:table-cell table:style-name="Tableau3.A1" office:value-type="string">
            <text:p text:style-name="P10"><text:span text:style-name="T41"></text:span><text:span text:style-name="T42"> </text:span>RÉALISATIONS</text:p>
          </table:table-cell>
        </table:table-row>
      </table:table>
      <text:p text:style-name="P48"/>
      <text:p text:style-name="P45"><text:a xlink:type="simple" xlink:href="https://github.com/RGU-Computing/fitchat" text:style-name="Internet_20_link" text:visited-style-name="Visited_20_Internet_20_Link"><text:span text:style-name="T37">FitChat</text:span></text:a></text:p>
      <text:p text:style-name="P13">Application mobile permettant d’aider les personnes ayant des douleurs chronique, <text:span text:style-name="T53">à</text:span> les soulager, en leur proposant des exercices en fonction de leur activit<text:span text:style-name="T35">é</text:span>.</text:p>
      <text:p text:style-name="P13"><text:span text:style-name="T31">Technologies : </text:span><text:span text:style-name="T39">R</text:span>eact-native, Google Fit API, Dialogflow API , Firebase</text:p>
      <text:p text:style-name="P8"/>
      <text:p text:style-name="P12"><text:a xlink:type="simple" xlink:href="https://github.com/BenjaminPcrd" text:style-name="Internet_20_link" text:visited-style-name="Visited_20_Internet_20_Link"><text:span text:style-name="T38">Attendr App &amp; Dashboard</text:span></text:a></text:p>
      <text:p text:style-name="P13">Applications mobile et interface web, permettant aux professeurs de gérer la présence des élèves en classe.</text:p>
      <text:p text:style-name="P14"><text:span text:style-name="T31">Technologies : </text:span><text:span text:style-name="T39">R</text:span>eact-native, <text:span text:style-name="T39">React.js, MongoDb</text:span></text:p>
      <text:p text:style-name="P9"/>
      <text:p text:style-name="P29"><text:a xlink:type="simple" xlink:href="https://github.com/BenjaminPcrd/TmdbSearchApp" text:style-name="Internet_20_link" text:visited-style-name="Visited_20_Internet_20_Link"><text:span text:style-name="T38">TheMovieDB Search App</text:span></text:a></text:p>
      <text:p text:style-name="P13">Application mobile utilisant l’API de themoviedb.org permettant d’afficher des informations sur les films et d’en rechercher.</text:p>
      <text:p text:style-name="P13"><text:span text:style-name="T31">Technologies : </text:span><text:span text:style-name="T39">R</text:span>eact-native, Expo</text:p>
      <text:p text:style-name="P13"/>
      <text:p text:style-name="P13"/>
      <text:p text:style-name="P27"><text:span text:style-name="T48"></text:span><text:span text:style-name="T47"> </text:span><text:span text:style-name="T46">APTITUDES</text:span></text:p>
      <text:p text:style-name="P24"/>
      <text:list xml:id="list2704714053" text:style-name="L1">
        <text:list-item>
          <text:p text:style-name="P49"><text:span text:style-name="T43">Anglais niveau </text:span><text:span text:style-name="T44">B2</text:span><text:span text:style-name="T43">, </text:span><text:span text:style-name="T45">10</text:span><text:span text:style-name="T43"> mois passé en Écosse</text:span></text:p>
        </text:list-item>
        <text:list-item>
          <text:p text:style-name="P49"><text:span text:style-name="T43">Brevet d’aptitudes aux fonctions d’animateur </text:span><text:span text:style-name="T44">(BAFA)</text:span></text:p>
        </text:list-item>
        <text:list-item>
          <text:p text:style-name="P50">Permis B, véhicule personnel</text:p>
        </text:list-item>
      </text:list>
      <text:p text:style-name="P20"/>
      <text:p text:style-name="P26"><text:span text:style-name="T7"></text:span><text:span text:style-name="T6"> </text:span>COMPÉTENCES <text:span text:style-name="T40">INFORMATIQUE</text:span></text:p>
      <text:p text:style-name="P23"/>
      <text:p text:style-name="P18">Langages &amp; framework :</text:p>
      <text:list xml:id="list542471931" text:style-name="L2">
        <text:list-item>
          <text:p text:style-name="P52">Javascript <text:span text:style-name="T51">&amp; </text:span>Typescript</text:p>
        </text:list-item>
        <text:list-item>
          <text:p text:style-name="P52">React <text:span text:style-name="T51">&amp; </text:span>React-native</text:p>
        </text:list-item>
        <text:list-item>
          <text:p text:style-name="P53">HTML, CSS, Bootstrap</text:p>
        </text:list-item>
      </text:list>
      <text:p text:style-name="P22"/>
      <text:p text:style-name="P19">Outils &amp; logiciels</text:p>
      <text:list xml:id="list3993447074" text:style-name="L3">
        <text:list-item>
          <text:p text:style-name="P54">Firebase</text:p>
        </text:list-item>
        <text:list-item>
          <text:p text:style-name="P54">Git</text:p>
        </text:list-item>
        <text:list-item>
          <text:p text:style-name="P54">Jira</text:p>
        </text:list-item>
        <text:list-item>
          <text:p text:style-name="P54">Linux</text:p>
        </text:list-item>
        <text:list-item>
          <text:p text:style-name="P54">Visual Studio Code</text:p>
        </text:list-item>
      </text:list>
      <text:p text:style-name="P21"/>
      <text:p text:style-name="P28"><text:span text:style-name="T48"></text:span><text:span text:style-name="T47"> </text:span><text:span text:style-name="T46">CENTRES D’INTÉRÊT</text:span></text:p>
      <text:p text:style-name="P25"/>
      <text:list xml:id="list3928665123" text:style-name="L4">
        <text:list-item>
          <text:p text:style-name="P51">Escalade (<text:span text:style-name="T53">En salle, v</text:span>oie <text:span text:style-name="T53">et </text:span>grande voie)</text:p>
        </text:list-item>
        <text:list-item>
          <text:p text:style-name="P51">Slackline <text:span text:style-name="T52">&amp; Highline</text:span></text:p>
        </text:list-item>
        <text:list-item>
          <text:p text:style-name="P51"><text:span text:style-name="T54">R</text:span>andonnée <text:span text:style-name="T54">&amp;</text:span> bivouac</text:p>
        </text:list-item>
        <text:list-item>
          <text:p text:style-name="P51">Bricolage, DI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ontello" svg:font-family="fontello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ffff" loext:opacity="100%" style:font-name="Century Gothic" fo:font-size="28pt" fo:font-weight="bold" officeooo:rsid="001dc339" officeooo:paragraph-rsid="001dc339" style:font-size-asian="28pt" style:font-weight-asian="bold" style:font-size-complex="28pt" style:font-weight-complex="bold"/>
    </style:style>
    <style:style style:name="MP2" style:family="paragraph" style:parent-style-name="Header">
      <style:text-properties fo:color="#ffffff" loext:opacity="100%" style:font-name="Century Gothic" fo:font-size="18pt" fo:font-weight="normal" officeooo:rsid="001dc339" officeooo:paragraph-rsid="001dc339" style:font-size-asian="18pt" style:font-weight-asian="normal" style:font-size-complex="18pt" style:font-weight-complex="normal"/>
    </style:style>
    <style:style style:name="MP3" style:family="paragraph" style:parent-style-name="Header">
      <style:text-properties fo:color="#ffffff" loext:opacity="100%" style:font-name="Century Gothic" fo:font-size="12pt" fo:font-weight="normal" officeooo:rsid="001dc339" officeooo:paragraph-rsid="00231bf6" style:font-size-asian="10.5pt" style:font-weight-asian="normal" style:font-size-complex="12pt" style:font-weight-complex="normal"/>
    </style:style>
    <style:style style:name="MP4" style:family="paragraph" style:parent-style-name="Header">
      <style:text-properties officeooo:paragraph-rsid="00231bf6"/>
    </style:style>
    <style:style style:name="MT1" style:family="text">
      <style:text-properties officeooo:rsid="00415b1b"/>
    </style:style>
    <style:style style:name="MT2" style:family="text">
      <style:text-properties officeooo:rsid="00377311"/>
    </style:style>
    <style:style style:name="MT3" style:family="text">
      <style:text-properties officeooo:rsid="00468323"/>
    </style:style>
    <style:style style:name="MT4" style:family="text">
      <style:text-properties style:font-name="fontello" officeooo:rsid="00231bf6" style:font-name-asian="fontello" style:font-size-asian="12pt" style:font-name-complex="fontello"/>
    </style:style>
    <style:style style:name="MT5" style:family="text">
      <style:text-properties fo:color="#c9211e" loext:opacity="100%" style:font-name="fontello" officeooo:rsid="00231bf6" style:font-name-asian="fontello" style:font-size-asian="12pt" style:font-name-complex="fontello"/>
    </style:style>
    <style:style style:name="MT6" style:family="text">
      <style:text-properties style:font-name="Century Gothic" officeooo:rsid="0032abb4" style:font-name-asian="fontello" style:font-size-asian="12pt" style:font-name-complex="fontello"/>
    </style:style>
    <style:style style:name="MT7" style:family="text">
      <style:text-properties fo:color="#c9211e" loext:opacity="100%" style:font-name="Century Gothic" officeooo:rsid="0032abb4" style:font-name-asian="fontello" style:font-size-asian="12pt" style:font-name-complex="fontello"/>
    </style:style>
    <style:style style:name="MT8" style:family="text">
      <style:text-properties style:font-name="Century Gothic"/>
    </style:style>
    <style:style style:name="MT9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2pt" style:font-weight-asian="normal" style:font-name-complex="fontello" style:font-size-complex="12pt" style:font-weight-complex="normal"/>
    </style:style>
    <style:style style:name="MT10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0.5pt" style:font-weight-asian="normal" style:font-name-complex="fontello" style:font-size-complex="12pt" style:font-weight-complex="normal"/>
    </style:style>
    <style:style style:name="MT11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1dc339" style:font-size-asian="10.5pt" style:font-weight-asian="normal" style:font-size-complex="12pt" style:font-weight-complex="normal"/>
    </style:style>
    <style:style style:name="MT12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25ab06" style:font-size-asian="10.5pt" style:font-weight-asian="normal" style:font-size-complex="12pt" style:font-weight-complex="normal"/>
    </style:style>
    <style:style style:name="MT13" style:family="text">
      <style:text-properties fo:color="#ffffff" loext:opacity="100%" style:font-name="Century Gothic" fo:font-size="12pt" style:text-underline-style="none" fo:font-weight="normal" officeooo:rsid="001dc339" style:font-size-asian="12pt" style:font-weight-asian="normal" style:font-size-complex="12pt" style:font-weight-complex="normal"/>
    </style:style>
    <style:style style:name="MT14" style:family="text">
      <style:text-properties fo:color="#ffffff" loext:opacity="100%" style:font-name="Century Gothic" fo:font-size="12pt" style:text-underline-style="none" fo:font-weight="normal" officeooo:rsid="001dc339" style:font-size-asian="10.5pt" style:font-weight-asian="normal" style:font-size-complex="12pt" style:font-weight-complex="normal"/>
    </style:style>
    <style:style style:name="MT15" style:family="text">
      <style:text-properties fo:color="#ffffff" loext:opacity="100%" style:font-name="Century Gothic" fo:font-size="12pt" fo:font-style="normal" style:text-underline-style="none" fo:font-weight="normal" officeooo:rsid="002ae113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color="#ffffff" loext:opacity="100%" style:font-name="Century Gothic" fo:font-size="12pt" fo:font-style="normal" style:text-underline-style="none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MT17" style:family="text">
      <style:text-properties fo:color="#ffffff" loext:opacity="100%" style:font-name="Century Gothic" fo:font-size="12pt" fo:font-style="normal" style:text-underline-style="solid" style:text-underline-width="auto" style:text-underline-color="font-color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MSect1" style:family="section">
      <style:section-properties text:dont-balance-text-columns="false" style:editable="false">
        <style:columns fo:column-count="2">
          <style:column style:rel-width="6662*" fo:start-indent="0cm" fo:end-indent="0.249cm"/>
          <style:column style:rel-width="411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7087*" fo:start-indent="0cm" fo:end-indent="0.499cm"/>
          <style:column style:rel-width="368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enjamin Picard</text:p>
          <text:p text:style-name="MP2">Développeur <text:span text:style-name="MT1">Frontend</text:span> - <text:span text:style-name="MT2">2</text:span><text:span text:style-name="MT3">4</text:span><text:span text:style-name="MT2"> ans</text:span></text:p>
          <text:p text:style-name="MP3"><text:span text:style-name="MT4"></text:span><text:span text:style-name="MT5"> <text:s/></text:span><text:span text:style-name="MT6">+33</text:span><text:span text:style-name="MT7"> </text:span><text:span text:style-name="MT8">7 86 65 60 76</text:span></text:p>
          <text:p text:style-name="MP4"><text:a xlink:type="simple" xlink:href="mailto:benjamin.picard0@gmail.com" text:style-name="Internet_20_link" text:visited-style-name="Visited_20_Internet_20_Link"><text:span text:style-name="MT9"></text:span></text:a><text:a xlink:type="simple" xlink:href="mailto:benjamin.picard0@gmail.com" text:style-name="Internet_20_link" text:visited-style-name="Visited_20_Internet_20_Link"><text:span text:style-name="MT10"> <text:s/></text:span></text:a><text:a xlink:type="simple" xlink:href="mailto:benjamin.picard0@gmail.com" text:style-name="Internet_20_link" text:visited-style-name="Visited_20_Internet_20_Link"><text:span text:style-name="MT11">benjamin.picard0@gmail.c</text:span></text:a><text:a xlink:type="simple" xlink:href="mailto:benjamin.picard0@gmail.com" text:style-name="Internet_20_link" text:visited-style-name="Visited_20_Internet_20_Link"><text:span text:style-name="MT12">o</text:span></text:a><text:a xlink:type="simple" xlink:href="mailto:benjamin.picard0@gmail.com" text:style-name="Internet_20_link" text:visited-style-name="Visited_20_Internet_20_Link"><text:span text:style-name="MT11">m</text:span></text:a></text:p>
          <text:p text:style-name="MP4"><text:a xlink:type="simple" xlink:href="https://github.com/BenjaminPcrd" text:style-name="Internet_20_link" text:visited-style-name="Visited_20_Internet_20_Link"><text:span text:style-name="MT13"></text:span></text:a><text:a xlink:type="simple" xlink:href="https://github.com/BenjaminPcrd" text:style-name="Internet_20_link" text:visited-style-name="Visited_20_Internet_20_Link"><text:span text:style-name="MT14"> <text:s/></text:span></text:a><text:a xlink:type="simple" xlink:href="https://github.com/BenjaminPcrd" text:style-name="Internet_20_link" text:visited-style-name="Visited_20_Internet_20_Link"><text:span text:style-name="MT11">/BenjaminPcrd</text:span></text:a></text:p>
          <text:p text:style-name="MP4"><text:a xlink:type="simple" xlink:href="https://www.linkedin.com/in/benjaminpcrd/" text:style-name="Internet_20_link" text:visited-style-name="Visited_20_Internet_20_Link"><text:span text:style-name="MT15"></text:span></text:a><text:a xlink:type="simple" xlink:href="https://www.linkedin.com/in/benjaminpcrd/" text:style-name="Internet_20_link" text:visited-style-name="Visited_20_Internet_20_Link"><text:span text:style-name="MT16"> <text:s/></text:span></text:a><text:a xlink:type="simple" xlink:href="https://www.linkedin.com/in/benjaminpcrd/" text:style-name="Internet_20_link" text:visited-style-name="Visited_20_Internet_20_Link"><text:span text:style-name="MT17">/in/BenjaminPcrd</text:span></text:a></text:p>
        </text:section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46:06.671470889</meta:creation-date>
    <dc:date>2023-04-21T10:14:21.754277898</dc:date>
    <meta:editing-duration>PT2H25M47S</meta:editing-duration>
    <meta:editing-cycles>46</meta:editing-cycles>
    <meta:generator>LibreOffice/7.0.4.2$Linux_X86_64 LibreOffice_project/00$Build-2</meta:generator>
    <meta:document-statistic meta:table-count="3" meta:image-count="0" meta:object-count="0" meta:page-count="1" meta:paragraph-count="59" meta:word-count="304" meta:character-count="2014" meta:non-whitespace-character-count="1778"/>
  </office:meta>
</office:document-meta>
</file>